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9d73" officeooo:paragraph-rsid="000a9d7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a9d73" officeooo:paragraph-rsid="000a9d73" style:font-size-asian="26pt" style:font-size-complex="26pt"/>
    </style:style>
    <style:style style:name="P3" style:family="paragraph" style:parent-style-name="Standard">
      <style:text-properties fo:font-size="14pt" officeooo:rsid="000c84ac" officeooo:paragraph-rsid="000c84ac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 </text:p>
      <text:p text:style-name="P1"/>
      <text:p text:style-name="P1">1. Run the mainly.py file which is the main file it will display a gui, then click get info button, this will automatically run find.py code</text:p>
      <text:p text:style-name="P1"/>
      <text:p text:style-name="P1">2. I have used tkinter library for creating gui so one needs to import that on the system.</text:p>
      <text:p text:style-name="P1"/>
      <text:p text:style-name="P3">3. There is also a video of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21:58:01.040997593</meta:creation-date>
    <dc:date>2021-06-06T22:51:09.286530858</dc:date>
    <meta:editing-duration>PT3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3" meta:character-count="272" meta:non-whitespace-character-count="222"/>
  </office:meta>
</office:document-meta>
</file>